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9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 style:text-align-source="fix" style:repeat-content="false"/>
      <style:paragraph-properties fo:text-align="center"/>
    </style:style>
    <style:style style:name="ce7" style:family="table-cell" style:parent-style-name="Default" style:data-style-name="N118">
      <style:table-cell-properties fo:background-color="#ffff00" style:text-align-source="fix" style:repeat-content="fals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26.67cm" svg:height="8.89cm" svg:x="0.635cm" svg:y="3.81cm">
            <draw:object draw:notify-on-update-of-ranges="Timeseries.A21:Timeseries.A1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33.161cm" svg:height="8.89cm" svg:x="0.635cm" svg:y="73.87cm">
            <draw:object draw:notify-on-update-of-ranges="Tests.L108:Tests.L125 Tests.F108:Tests.F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3" draw:style-name="gr1" svg:width="16.002cm" svg:height="8.89cm" svg:x="0.635cm" svg:y="49.976cm">
            <draw:object draw:notify-on-update-of-ranges="Tests.L70:Tests.L87 Tests.F70:Tests.F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4" draw:style-name="gr1" svg:width="16.002cm" svg:height="8.89cm" svg:x="17.526cm" svg:y="49.976cm">
            <draw:object draw:notify-on-update-of-ranges="Tests.L70:Tests.L87 Tests.H70:Tests.H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Chart 5" draw:style-name="gr1" svg:width="16.002cm" svg:height="8.89cm" svg:x="0.635cm" svg:y="60.555cm">
            <draw:object draw:notify-on-update-of-ranges="Tests.L89:Tests.L106 Tests.F89:Tests.F10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hart 6" draw:style-name="gr1" svg:width="16.002cm" svg:height="8.89cm" svg:x="17.526cm" svg:y="60.655cm">
            <draw:object draw:notify-on-update-of-ranges="Tests.L89:Tests.L106 Tests.I89:Tests.I10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Chart 7" draw:style-name="gr1" svg:width="16.002cm" svg:height="8.89cm" svg:x="0.635cm" svg:y="13.788cm">
            <draw:object draw:notify-on-update-of-ranges="Tests.L13:Tests.L30 Tests.G13:Tests.G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Chart 8" draw:style-name="gr1" svg:width="16.002cm" svg:height="8.89cm" svg:x="17.526cm" svg:y="13.788cm">
            <draw:object draw:notify-on-update-of-ranges="Tests.L13:Tests.L30 Tests.H13:Tests.H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Chart 9" draw:style-name="gr1" svg:width="16.002cm" svg:height="8.89cm" svg:x="0.635cm" svg:y="25.24cm">
            <draw:object draw:notify-on-update-of-ranges="Tests.L32:Tests.L49 Tests.G32:Tests.G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name="Chart 10" draw:style-name="gr1" svg:width="16.002cm" svg:height="8.89cm" svg:x="17.526cm" svg:y="25.24cm">
            <draw:object draw:notify-on-update-of-ranges="Tests.L32:Tests.L49 Tests.I32:Tests.I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name="Chart 2_0" draw:style-name="gr1" svg:width="33.161cm" svg:height="8.89cm" svg:x="0.527cm" svg:y="36.948cm">
            <draw:object draw:notify-on-update-of-ranges="Tests.L51:Tests.L68 Tests.G51:Tests.G6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8" table:default-cell-style-name="ce1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_DRIVE" calcext:value-type="string">
            <text:p>_DRIVE</text:p>
          </table:table-cell>
          <table:table-cell table:number-columns-repeated="16"/>
          <table:table-cell table:style-name="ce1" table:number-columns-repeated="46"/>
          <table:table-cell table:number-columns-repeated="959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_TESTCAP" calcext:value-type="string">
            <text:p>_TESTCAP</text:p>
          </table:table-cell>
          <table:table-cell table:number-columns-repeated="16"/>
          <table:table-cell table:style-name="ce1" table:number-columns-repeated="46"/>
          <table:table-cell table:number-columns-repeated="959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_MODEL" calcext:value-type="string">
            <text:p>_MODEL</text:p>
          </table:table-cell>
          <table:table-cell table:number-columns-repeated="16"/>
          <table:table-cell table:style-name="ce1" table:number-columns-repeated="46"/>
          <table:table-cell table:number-columns-repeated="959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_SERIAL" calcext:value-type="string">
            <text:p>_SERIAL</text:p>
          </table:table-cell>
          <table:table-cell table:number-columns-repeated="16"/>
          <table:table-cell table:style-name="ce1" table:number-columns-repeated="46"/>
          <table:table-cell table:number-columns-repeated="959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6"/>
          <table:table-cell table:style-name="ce1" table:number-columns-repeated="46"/>
          <table:table-cell table:number-columns-repeated="959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_OS" calcext:value-type="string">
            <text:p>_OS</text:p>
          </table:table-cell>
          <table:table-cell table:number-columns-repeated="16"/>
          <table:table-cell table:style-name="ce1" table:number-columns-repeated="46"/>
          <table:table-cell table:number-columns-repeated="959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_FIO" calcext:value-type="string">
            <text:p>_FIO</text:p>
          </table:table-cell>
          <table:table-cell table:number-columns-repeated="16"/>
          <table:table-cell table:style-name="ce1" table:number-columns-repeated="46"/>
          <table:table-cell table:number-columns-repeated="959"/>
        </table:table-row>
        <table:table-row table:style-name="ro1" table:number-rows-repeated="5">
          <table:table-cell table:number-columns-repeated="18"/>
          <table:table-cell table:style-name="ce1" table:number-columns-repeated="46"/>
          <table:table-cell table:number-columns-repeated="959"/>
        </table:table-row>
        <table:table-row table:style-name="ro1">
          <table:table-cell table:number-columns-repeated="15"/>
          <table:table-cell table:style-name="ce2" office:value-type="string" calcext:value-type="string" table:number-columns-spanned="3" table:number-rows-spanned="1">
            <text:p>Average IOPS</text:p>
          </table:table-cell>
          <table:covered-table-cell table:number-columns-repeated="2" table:style-name="Default"/>
          <table:table-cell table:number-columns-repeated="1005"/>
        </table:table-row>
        <table:table-row table:style-name="ro1">
          <table:table-cell table:number-columns-repeated="15"/>
          <table:table-cell table:style-name="ce3" table:formula="of:=AVERAGE([Timeseries.$A$20:.$A$1100])" office:value-type="string" office:string-value="" calcext:value-type="error" table:number-columns-spanned="3" table:number-rows-spanned="1">
            <text:p>#DIV/0!</text:p>
          </table:table-cell>
          <table:covered-table-cell table:number-columns-repeated="2"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" table:number-columns-repeated="46"/>
          <table:table-cell table:number-columns-repeated="959"/>
        </table:table-row>
        <table:table-row table:style-name="ro1">
          <table:table-cell table:number-columns-repeated="15"/>
          <table:table-cell table:style-name="ce2" office:value-type="string" calcext:value-type="string" table:number-columns-spanned="3" table:number-rows-spanned="1">
            <text:p>Standard Deviation</text:p>
          </table:table-cell>
          <table:covered-table-cell table:number-columns-repeated="2" table:style-name="Default"/>
          <table:table-cell table:number-columns-repeated="1005"/>
        </table:table-row>
        <table:table-row table:style-name="ro1">
          <table:table-cell table:number-columns-repeated="15"/>
          <table:table-cell table:style-name="ce3" table:formula="of:=STDEV([Timeseries.$A$20:.$A$1100])" office:value-type="string" office:string-value="" calcext:value-type="error" table:number-columns-spanned="3" table:number-rows-spanned="1">
            <text:p>#DIV/0!</text:p>
          </table:table-cell>
          <table:covered-table-cell table:number-columns-repeated="2"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" table:number-columns-repeated="46"/>
          <table:table-cell table:number-columns-repeated="959"/>
        </table:table-row>
        <table:table-row table:style-name="ro1">
          <table:table-cell table:number-columns-repeated="15"/>
          <table:table-cell table:style-name="ce2" office:value-type="string" calcext:value-type="string" table:number-columns-spanned="3" table:number-rows-spanned="1">
            <text:p>Coefficient of Variation</text:p>
          </table:table-cell>
          <table:covered-table-cell table:number-columns-repeated="2" table:style-name="Default"/>
          <table:table-cell table:number-columns-repeated="1005"/>
        </table:table-row>
        <table:table-row table:style-name="ro1">
          <table:table-cell table:number-columns-repeated="15"/>
          <table:table-cell table:style-name="ce7" table:formula="of:=[.P17]/[.P14]" office:value-type="string" office:string-value="" calcext:value-type="error" table:number-columns-spanned="3" table:number-rows-spanned="1">
            <text:p>#DIV/0!</text:p>
          </table:table-cell>
          <table:covered-table-cell table:number-columns-repeated="2" table:style-name="Default"/>
          <table:table-cell table:number-columns-repeated="1005"/>
        </table:table-row>
        <table:table-row table:style-name="ro2" table:number-rows-repeated="7">
          <table:table-cell table:style-name="Default" table:number-columns-repeated="18"/>
          <table:table-cell table:number-columns-repeated="1005"/>
        </table:table-row>
        <table:table-row table:style-name="ro1" table:number-rows-repeated="4"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5"/>
        </table:table-row>
      </table:table>
      <table:table table:name="Tests" table:style-name="ta1">
        <table:table-column table:style-name="co1" table:number-columns-repeated="11" table:default-cell-style-name="Default"/>
        <table:table-column table:style-name="co3" table:visibility="collapse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Drive</text:p>
          </table:table-cell>
          <table:table-cell table:style-name="ce1" office:value-type="string" calcext:value-type="string">
            <text:p>_DRIVE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_MODEL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_SERIAL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AvailCapacity</text:p>
          </table:table-cell>
          <table:table-cell table:style-name="ce1" office:value-type="string" calcext:value-type="string">
            <text:p>_AVAILCAP</text:p>
          </table:table-cell>
          <table:table-cell table:style-name="ce1" office:value-type="string" calcext:value-type="string">
            <text:p>GiB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office:value-type="string" calcext:value-type="string">
            <text:p>TestedCapacity</text:p>
          </table:table-cell>
          <table:table-cell table:style-name="ce1" office:value-type="string" calcext:value-type="string">
            <text:p>_TESTCAP</text:p>
          </table:table-cell>
          <table:table-cell table:style-name="ce1" office:value-type="string" calcext:value-type="string">
            <text:p>GiB</text:p>
          </table:table-cell>
          <table:table-cell table:style-name="ce1" table:number-columns-repeated="1020"/>
          <table:table-cell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_CPU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_CORES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_FREQ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_OS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FIOVersion</text:p>
          </table:table-cell>
          <table:table-cell table:style-name="ce1" office:value-type="string" calcext:value-type="string">
            <text:p>_FIO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Write %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Queue Depth/Thread</text:p>
          </table:table-cell>
          <table:table-cell table:style-name="ce1" office:value-type="string" calcext:value-type="string">
            <text:p>IOPS</text:p>
          </table:table-cell>
          <table:table-cell table:style-name="ce1" office:value-type="string" calcext:value-type="string">
            <text:p>Bandwidth (MB/s)</text:p>
          </table:table-cell>
          <table:table-cell table:style-name="ce1" office:value-type="string" calcext:value-type="string">
            <text:p>Read Latency (us)</text:p>
          </table:table-cell>
          <table:table-cell table:style-name="ce1" office:value-type="string" calcext:value-type="string">
            <text:p>Write Latency (us)</text:p>
          </table:table-cell>
          <table:table-cell table:style-name="ce1" table:number-columns-repeated="2"/>
          <table:table-cell table:style-name="ce1" office:value-type="string" calcext:value-type="string">
            <text:p>Threads * Queue Depth</text:p>
          </table:table-cell>
          <table:table-cell table:style-name="ce1" table:number-columns-repeated="1011"/>
          <table:table-cell/>
        </table:table-row>
        <table:table-row table:style-name="ro1">
          <table:table-cell table:number-columns-repeated="11"/>
          <table:table-cell table:formula="of:=[.D12]*[.E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]*[.E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]*[.E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]*[.E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]*[.E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]*[.E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]*[.E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]*[.E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]*[.E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]*[.E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2]*[.E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3]*[.E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4]*[.E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5]*[.E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6]*[.E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7]*[.E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8]*[.E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9]*[.E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0]*[.E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1]*[.E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2]*[.E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3]*[.E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4]*[.E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5]*[.E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6]*[.E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7]*[.E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8]*[.E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39]*[.E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0]*[.E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1]*[.E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2]*[.E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3]*[.E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4]*[.E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5]*[.E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6]*[.E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7]*[.E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8]*[.E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49]*[.E49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1"/>
          <table:table-cell table:formula="of:=[.D69]*[.E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0]*[.E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1]*[.E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2]*[.E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3]*[.E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4]*[.E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5]*[.E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6]*[.E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7]*[.E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8]*[.E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79]*[.E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0]*[.E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1]*[.E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2]*[.E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3]*[.E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4]*[.E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5]*[.E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6]*[.E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7]*[.E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8]*[.E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89]*[.E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0]*[.E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1]*[.E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2]*[.E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3]*[.E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4]*[.E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5]*[.E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6]*[.E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7]*[.E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8]*[.E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99]*[.E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0]*[.E1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1]*[.E1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2]*[.E1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3]*[.E1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4]*[.E1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5]*[.E1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6]*[.E1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7]*[.E1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8]*[.E1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09]*[.E1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0]*[.E1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1]*[.E1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2]*[.E1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3]*[.E1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4]*[.E1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5]*[.E1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6]*[.E1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7]*[.E1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8]*[.E1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19]*[.E1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0]*[.E12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1]*[.E12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2]*[.E12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3]*[.E12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4]*[.E1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5]*[.E1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6]*[.E12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7]*[.E12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8]*[.E12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29]*[.E12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0]*[.E13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1]*[.E13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2]*[.E1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3]*[.E13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4]*[.E1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5]*[.E13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6]*[.E1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7]*[.E13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8]*[.E13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39]*[.E13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0]*[.E14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1]*[.E1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2]*[.E1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3]*[.E14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4]*[.E14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5]*[.E1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6]*[.E1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7]*[.E1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8]*[.E1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49]*[.E14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0]*[.E15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1]*[.E15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2]*[.E15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3]*[.E15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4]*[.E15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5]*[.E15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6]*[.E15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7]*[.E15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8]*[.E15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59]*[.E15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0]*[.E16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1]*[.E16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2]*[.E16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3]*[.E16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4]*[.E16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5]*[.E16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6]*[.E16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7]*[.E16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8]*[.E16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69]*[.E16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0]*[.E17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1]*[.E17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2]*[.E17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3]*[.E17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4]*[.E17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5]*[.E17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6]*[.E17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7]*[.E17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8]*[.E17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79]*[.E17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0]*[.E18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1]*[.E18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2]*[.E18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3]*[.E18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4]*[.E18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5]*[.E18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6]*[.E18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7]*[.E18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8]*[.E18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89]*[.E18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0]*[.E19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1]*[.E19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2]*[.E19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3]*[.E19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4]*[.E19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5]*[.E19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6]*[.E19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7]*[.E19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8]*[.E19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199]*[.E19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0]*[.E20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1]*[.E20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2]*[.E20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3]*[.E20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4]*[.E20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5]*[.E20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6]*[.E20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7]*[.E20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8]*[.E20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09]*[.E20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0]*[.E210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1]*[.E21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2]*[.E21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3]*[.E213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4]*[.E21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5]*[.E21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6]*[.E21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7]*[.E21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8]*[.E21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D219]*[.E219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3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edance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_F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D 1 Read Exceedance</text:p>
          </table:table-cell>
          <table:table-cell/>
          <table:table-cell office:value-type="string" calcext:value-type="string">
            <text:p>QD 1 Write Exceedance</text:p>
          </table:table-cell>
          <table:table-cell table:number-columns-repeated="2"/>
          <table:table-cell office:value-type="string" calcext:value-type="string">
            <text:p>QD 4 Read Exceedance</text:p>
          </table:table-cell>
          <table:table-cell/>
          <table:table-cell office:value-type="string" calcext:value-type="string">
            <text:p>QD 4 Write Exceedance</text:p>
          </table:table-cell>
          <table:table-cell table:number-columns-repeated="2"/>
          <table:table-cell office:value-type="string" calcext:value-type="string">
            <text:p>QD 16 Read Exceedance</text:p>
          </table:table-cell>
          <table:table-cell/>
          <table:table-cell office:value-type="string" calcext:value-type="string">
            <text:p>QD 16 Write Exceedance</text:p>
          </table:table-cell>
          <table:table-cell table:number-columns-repeated="2"/>
          <table:table-cell office:value-type="string" calcext:value-type="string">
            <text:p>QD 32 Read Exceedance</text:p>
          </table:table-cell>
          <table:table-cell/>
          <table:table-cell office:value-type="string" calcext:value-type="string">
            <text:p>QD 32 Write Exceedan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/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/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/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CLAT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SLAT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6" number:title="自定义的">
      <number:number number:decimal-places="1" loext:min-decimal-places="1" number:min-integer-digits="1" number:grouping="true"/>
    </number:number-style>
    <number:number-style style:name="N117">
      <number:number number:decimal-places="0" loext:min-decimal-places="0" number:min-integer-digits="0"/>
      <number:text> us</number:text>
    </number:number-style>
    <number:number-style style:name="N118">
      <number:number number:decimal-places="3" loext:min-decimal-places="3" number:min-integer-digits="1" number:grouping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00/00/00</text:date>, <text:time style:data-style-name="N2" text:time-value="10:33:53.753548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10-19T15:04:18Z</meta:creation-date>
    <dc:date>2021-06-04T11:48:10.685148134</dc:date>
    <meta:editing-cycles>32</meta:editing-cycles>
    <meta:editing-duration>PT1H33M33S</meta:editing-duration>
    <meta:document-statistic meta:table-count="6" meta:cell-count="285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671cm" svg:height="8.891cm" xlink:href=".." xlink:type="simple" chart:class="chart:line" chart:style-name="ch1">
        <chart:title svg:x="10.259cm" svg:y="0.107cm" chart:style-name="ch2">
          <text:p>Long Term Performance Stability</text:p>
        </chart:title>
        <chart:plot-area chart:style-name="ch3" table:cell-range-address="Timeseries.A21:Timeseries.A1210" svg:x="0.984cm" svg:y="1.195cm" svg:width="25.14cm" svg:height="7.145cm">
          <chartooo:coordinate-region svg:x="1.455cm" svg:y="1.448cm" svg:width="24.669cm" svg:height="5.763cm"/>
          <chart:axis chart:dimension="x" chart:name="primary-x" chart:style-name="ch4">
            <chart:title svg:x="12.875cm" svg:y="8.251cm" chart:style-name="ch5">
              <text:p>Seconds</text:p>
            </chart:title>
          </chart:axis>
          <chart:axis chart:dimension="y" chart:name="primary-y" chart:style-name="ch6">
            <chart:title svg:x="0cm" svg:y="4.43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210" chart:class="chart:line">
            <chart:data-point chart:repeated="11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imeseries.A21:Timeseries.A1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4.73cm" svg:y="0.313cm" chart:style-name="ch2">
          <text:p>Sustained 1M Sequential Write</text:p>
        </chart:title>
        <chart:plot-area chart:style-name="ch3" table:cell-range-address="Tests.L32:Tests.L49 Tests.I32:Tests.I49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32:Tests.L49"/>
          </chart:axis>
          <chart:axis chart:dimension="y" chart:name="primary-y" chart:style-name="ch6">
            <chart:title svg:x="0.451cm" svg:y="5.51cm" chart:style-name="ch7">
              <text:p>Latency (us)</text:p>
            </chart:title>
            <chart:grid chart:style-name="ch8" chart:class="major"/>
          </chart:axis>
          <chart:series chart:style-name="ch9" chart:values-cell-range-address="Tests.I32:Tests.I49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32:Tests.L49</svg:desc>
                </draw:g>
              </table:table-cell>
              <table:table-cell office:value-type="float" office:value="NaN">
                <text:p>NaN</text:p>
                <draw:g>
                  <svg:desc>Tests.I32:Tests.I49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162cm" svg:height="8.891cm" xlink:href=".." xlink:type="simple" chart:class="chart:line" chart:column-mapping="0" chart:style-name="ch1">
        <chart:title svg:x="12.145cm" svg:y="0.313cm" chart:style-name="ch2">
          <text:p>Sustained Sequential 1M Mixed (R70:W30)</text:p>
        </chart:title>
        <chart:plot-area chart:style-name="ch3" table:cell-range-address="Tests.L51:Tests.L68 Tests.G51:Tests.G68" chart:data-source-has-labels="column" svg:x="1.754cm" svg:y="1.427cm" svg:width="30.745cm" svg:height="6.226cm">
          <chartooo:coordinate-region svg:x="2.225cm" svg:y="1.679cm" svg:width="30.274cm" svg:height="5.722cm"/>
          <chart:axis chart:dimension="x" chart:name="primary-x" chart:style-name="ch4" chartooo:axis-type="text">
            <chart:title svg:x="15.389cm" svg:y="7.83cm" chart:style-name="ch5">
              <text:p>Theads * Queue Depth</text:p>
            </chart:title>
            <chart:categories table:cell-range-address="Tests.L51:Tests.L68"/>
          </chart:axis>
          <chart:axis chart:dimension="y" chart:name="primary-y" chart:style-name="ch6">
            <chart:title svg:x="0.451cm" svg:y="5.933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51:Tests.G68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ests.L51:Tests.L68</svg:desc>
                </draw:g>
              </table:table-cell>
              <table:table-cell office:value-type="float" office:value="NaN">
                <text:p>NaN</text:p>
                <draw:g>
                  <svg:desc>Tests.G51:Tests.G6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162cm" svg:height="8.891cm" xlink:href=".." xlink:type="simple" chart:class="chart:line" chart:column-mapping="0" chart:style-name="ch1">
        <chart:title svg:x="12.41cm" svg:y="0.313cm" chart:style-name="ch2">
          <text:p>Sustained Random 4K Mixed (R70:W30)</text:p>
        </chart:title>
        <chart:plot-area chart:style-name="ch3" table:cell-range-address="Tests.L108:Tests.L125 Tests.F108:Tests.F125" chart:data-source-has-labels="column" svg:x="1.754cm" svg:y="1.427cm" svg:width="30.745cm" svg:height="6.226cm">
          <chartooo:coordinate-region svg:x="2.04cm" svg:y="1.679cm" svg:width="30.18cm" svg:height="5.221cm"/>
          <chart:axis chart:dimension="x" chart:name="primary-x" chart:style-name="ch4" chartooo:axis-type="text">
            <chart:title svg:x="15.389cm" svg:y="7.83cm" chart:style-name="ch5">
              <text:p>Theads * Queue Depth</text:p>
            </chart:title>
            <chart:categories table:cell-range-address="Tests.L108:Tests.L125"/>
          </chart:axis>
          <chart:axis chart:dimension="y" chart:name="primary-y" chart:style-name="ch6">
            <chart:title svg:x="0.451cm" svg:y="4.968cm" chart:style-name="ch7">
              <text:p>IOPS</text:p>
            </chart:title>
            <chart:grid chart:style-name="ch8" chart:class="major"/>
          </chart:axis>
          <chart:series chart:style-name="ch9" chart:values-cell-range-address="Tests.F108:Tests.F125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108:Tests.L125</svg:desc>
                </draw:g>
              </table:table-cell>
              <table:table-cell office:value-type="float" office:value="NaN">
                <text:p>NaN</text:p>
                <draw:g>
                  <svg:desc>Tests.F108:Tests.F1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5.007cm" svg:y="0.313cm" chart:style-name="ch2">
          <text:p>Sustained 4K Random Read</text:p>
        </chart:title>
        <chart:plot-area chart:style-name="ch3" table:cell-range-address="Tests.L70:Tests.L87 Tests.F70:Tests.F87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70:Tests.L87"/>
          </chart:axis>
          <chart:axis chart:dimension="y" chart:name="primary-y" chart:style-name="ch6">
            <chart:title svg:x="0.451cm" svg:y="4.968cm" chart:style-name="ch7">
              <text:p>IOPS</text:p>
            </chart:title>
            <chart:grid chart:style-name="ch8" chart:class="major"/>
          </chart:axis>
          <chart:series chart:style-name="ch9" chart:values-cell-range-address="Tests.F70:Tests.F87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70:Tests.L87</svg:desc>
                </draw:g>
              </table:table-cell>
              <table:table-cell office:value-type="float" office:value="NaN">
                <text:p>NaN</text:p>
                <draw:g>
                  <svg:desc>Tests.F70:Tests.F87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5.007cm" svg:y="0.313cm" chart:style-name="ch2">
          <text:p>Sustained 4K Random Read</text:p>
        </chart:title>
        <chart:plot-area chart:style-name="ch3" table:cell-range-address="Tests.L70:Tests.L87 Tests.H70:Tests.H87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70:Tests.L87"/>
          </chart:axis>
          <chart:axis chart:dimension="y" chart:name="primary-y" chart:style-name="ch6">
            <chart:title svg:x="0.451cm" svg:y="5.51cm" chart:style-name="ch7">
              <text:p>Latency (us)</text:p>
            </chart:title>
            <chart:grid chart:style-name="ch8" chart:class="major"/>
          </chart:axis>
          <chart:series chart:style-name="ch9" chart:values-cell-range-address="Tests.H70:Tests.H87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70:Tests.L87</svg:desc>
                </draw:g>
              </table:table-cell>
              <table:table-cell office:value-type="float" office:value="NaN">
                <text:p>NaN</text:p>
                <draw:g>
                  <svg:desc>Tests.H70:Tests.H87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4.994cm" svg:y="0.313cm" chart:style-name="ch2">
          <text:p>Sustained 4K Random Write</text:p>
        </chart:title>
        <chart:plot-area chart:style-name="ch3" table:cell-range-address="Tests.L89:Tests.L106 Tests.F89:Tests.F106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89:Tests.L106"/>
          </chart:axis>
          <chart:axis chart:dimension="y" chart:name="primary-y" chart:style-name="ch6">
            <chart:title svg:x="0.451cm" svg:y="4.968cm" chart:style-name="ch7">
              <text:p>IOPS</text:p>
            </chart:title>
            <chart:grid chart:style-name="ch8" chart:class="major"/>
          </chart:axis>
          <chart:series chart:style-name="ch9" chart:values-cell-range-address="Tests.F89:Tests.F106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89:Tests.L106</svg:desc>
                </draw:g>
              </table:table-cell>
              <table:table-cell office:value-type="float" office:value="NaN">
                <text:p>NaN</text:p>
                <draw:g>
                  <svg:desc>Tests.F89:Tests.F10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4.994cm" svg:y="0.313cm" chart:style-name="ch2">
          <text:p>Sustained 4K Random Write</text:p>
        </chart:title>
        <chart:plot-area chart:style-name="ch3" table:cell-range-address="Tests.L89:Tests.L106 Tests.I89:Tests.I106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89:Tests.L106"/>
          </chart:axis>
          <chart:axis chart:dimension="y" chart:name="primary-y" chart:style-name="ch6">
            <chart:title svg:x="0.451cm" svg:y="5.51cm" chart:style-name="ch7">
              <text:p>Latency (us)</text:p>
            </chart:title>
            <chart:grid chart:style-name="ch8" chart:class="major"/>
          </chart:axis>
          <chart:series chart:style-name="ch9" chart:values-cell-range-address="Tests.I89:Tests.I106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89:Tests.L106</svg:desc>
                </draw:g>
              </table:table-cell>
              <table:table-cell office:value-type="float" office:value="NaN">
                <text:p>NaN</text:p>
                <draw:g>
                  <svg:desc>Tests.I89:Tests.I10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4.743cm" svg:y="0.313cm" chart:style-name="ch2">
          <text:p>Sustained 1M Sequential Read</text:p>
        </chart:title>
        <chart:plot-area chart:style-name="ch3" table:cell-range-address="Tests.L13:Tests.L30 Tests.G13:Tests.G30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13:Tests.L30"/>
          </chart:axis>
          <chart:axis chart:dimension="y" chart:name="primary-y" chart:style-name="ch6">
            <chart:title svg:x="0.451cm" svg:y="5.933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3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13:Tests.L30</svg:desc>
                </draw:g>
              </table:table-cell>
              <table:table-cell office:value-type="float" office:value="NaN">
                <text:p>NaN</text:p>
                <draw:g>
                  <svg:desc>Tests.G13:Tests.G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4.743cm" svg:y="0.313cm" chart:style-name="ch2">
          <text:p>Sustained 1M Sequential Read</text:p>
        </chart:title>
        <chart:plot-area chart:style-name="ch3" table:cell-range-address="Tests.L13:Tests.L30 Tests.H13:Tests.H30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13:Tests.L30"/>
          </chart:axis>
          <chart:axis chart:dimension="y" chart:name="primary-y" chart:style-name="ch6">
            <chart:title svg:x="0.451cm" svg:y="5.51cm" chart:style-name="ch7">
              <text:p>Latency (us)</text:p>
            </chart:title>
            <chart:grid chart:style-name="ch8" chart:class="major"/>
          </chart:axis>
          <chart:series chart:style-name="ch9" chart:values-cell-range-address="Tests.H13:Tests.H3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13:Tests.L30</svg:desc>
                </draw:g>
              </table:table-cell>
              <table:table-cell office:value-type="float" office:value="NaN">
                <text:p>NaN</text:p>
                <draw:g>
                  <svg:desc>Tests.H13:Tests.H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8.891cm" xlink:href=".." xlink:type="simple" chart:class="chart:line" chart:column-mapping="0" chart:style-name="ch1">
        <chart:title svg:x="4.73cm" svg:y="0.313cm" chart:style-name="ch2">
          <text:p>Sustained 1M Sequential Write</text:p>
        </chart:title>
        <chart:plot-area chart:style-name="ch3" table:cell-range-address="Tests.L32:Tests.L49 Tests.G32:Tests.G49" chart:data-source-has-labels="column" svg:x="1.411cm" svg:y="1.427cm" svg:width="14.272cm" svg:height="6.226cm">
          <chartooo:coordinate-region svg:x="1.697cm" svg:y="1.679cm" svg:width="13.707cm" svg:height="5.221cm"/>
          <chart:axis chart:dimension="x" chart:name="primary-x" chart:style-name="ch4" chartooo:axis-type="text">
            <chart:title svg:x="6.81cm" svg:y="7.83cm" chart:style-name="ch5">
              <text:p>Theads * Queue Depth</text:p>
            </chart:title>
            <chart:categories table:cell-range-address="Tests.L32:Tests.L49"/>
          </chart:axis>
          <chart:axis chart:dimension="y" chart:name="primary-y" chart:style-name="ch6">
            <chart:title svg:x="0.451cm" svg:y="5.933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2:Tests.G49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s.L32:Tests.L49</svg:desc>
                </draw:g>
              </table:table-cell>
              <table:table-cell office:value-type="float" office:value="NaN">
                <text:p>NaN</text:p>
                <draw:g>
                  <svg:desc>Tests.G32:Tests.G49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